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81ec09"/>
    </style:style>
    <style:style style:name="P2" style:family="paragraph" style:parent-style-name="Text_20_body">
      <style:text-properties officeooo:paragraph-rsid="007b6b3c"/>
    </style:style>
    <style:style style:name="P3" style:family="paragraph" style:parent-style-name="Text_20_body">
      <style:text-properties officeooo:paragraph-rsid="012a566e"/>
    </style:style>
    <style:style style:name="P4" style:family="paragraph" style:parent-style-name="Text_20_body">
      <style:text-properties officeooo:paragraph-rsid="0135cae9"/>
    </style:style>
    <style:style style:name="P5" style:family="paragraph" style:parent-style-name="Text_20_body">
      <style:text-properties officeooo:paragraph-rsid="013b808c"/>
    </style:style>
    <style:style style:name="P6" style:family="paragraph" style:parent-style-name="Text_20_body">
      <style:text-properties officeooo:paragraph-rsid="013fc653"/>
    </style:style>
    <style:style style:name="P7" style:family="paragraph" style:parent-style-name="Text_20_body">
      <style:text-properties officeooo:paragraph-rsid="0141ef08"/>
    </style:style>
    <style:style style:name="P8" style:family="paragraph" style:parent-style-name="Text_20_body">
      <style:text-properties officeooo:paragraph-rsid="01477441"/>
    </style:style>
    <style:style style:name="P9" style:family="paragraph" style:parent-style-name="Text_20_body">
      <style:text-properties officeooo:paragraph-rsid="014fbecc"/>
    </style:style>
    <style:style style:name="P10" style:family="paragraph" style:parent-style-name="Standard">
      <style:text-properties officeooo:paragraph-rsid="00404071"/>
    </style:style>
    <style:style style:name="P11" style:family="paragraph" style:parent-style-name="Standard">
      <style:text-properties officeooo:paragraph-rsid="0135cae9"/>
    </style:style>
    <style:style style:name="P12" style:family="paragraph" style:parent-style-name="Standard">
      <style:text-properties officeooo:paragraph-rsid="013fc653"/>
    </style:style>
    <style:style style:name="P13" style:family="paragraph" style:parent-style-name="Standard">
      <style:text-properties officeooo:paragraph-rsid="01477441"/>
    </style:style>
    <style:style style:name="P14" style:family="paragraph" style:parent-style-name="Standard">
      <style:text-properties officeooo:paragraph-rsid="014fbecc"/>
    </style:style>
    <style:style style:name="P15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officeooo:paragraph-rsid="0081ec09"/>
    </style:style>
    <style:style style:name="P16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officeooo:paragraph-rsid="0132da33"/>
    </style:style>
    <style:style style:name="P17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officeooo:paragraph-rsid="013e8e3f"/>
    </style:style>
    <style:style style:name="P18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officeooo:paragraph-rsid="014420a4"/>
    </style:style>
    <style:style style:name="P19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081ec09" style:font-size-asian="10.5pt" style:font-size-complex="10.5pt"/>
    </style:style>
    <style:style style:name="P20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135cae9" style:font-size-asian="10.5pt" style:font-size-complex="10.5pt"/>
    </style:style>
    <style:style style:name="P21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13fc653" style:font-size-asian="10.5pt" style:font-size-complex="10.5pt"/>
    </style:style>
    <style:style style:name="P22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145a8c1" style:font-size-asian="10.5pt" style:font-size-complex="10.5pt"/>
    </style:style>
    <style:style style:name="P23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officeooo:paragraph-rsid="014bde28"/>
    </style:style>
    <style:style style:name="P24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officeooo:paragraph-rsid="015a99ea"/>
    </style:style>
    <style:style style:name="P25" style:family="paragraph" style:parent-style-name="Standard">
      <style:text-properties officeooo:paragraph-rsid="015f1311"/>
    </style:style>
    <style:style style:name="P26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1477441" style:font-size-asian="10.5pt" style:font-size-complex="10.5pt"/>
    </style:style>
    <style:style style:name="P27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14fbecc" style:font-size-asian="10.5pt" style:font-size-complex="10.5pt"/>
    </style:style>
    <style:style style:name="P28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15a99ea" style:font-size-asian="10.5pt" style:font-size-complex="10.5pt"/>
    </style:style>
    <style:style style:name="P29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15f1311" style:font-size-asian="10.5pt" style:font-size-complex="10.5pt"/>
    </style:style>
    <style:style style:name="P30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162830f" style:font-size-asian="10.5pt" style:font-size-complex="10.5pt"/>
    </style:style>
    <style:style style:name="P31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1640595" style:font-size-asian="10.5pt" style:font-size-complex="10.5pt"/>
    </style:style>
    <style:style style:name="P32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164a995" style:font-size-asian="10.5pt" style:font-size-complex="10.5pt"/>
    </style:style>
    <style:style style:name="P33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165a49f" style:font-size-asian="10.5pt" style:font-size-complex="10.5pt"/>
    </style:style>
    <style:style style:name="P34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16986fd" style:font-size-asian="10.5pt" style:font-size-complex="10.5pt"/>
    </style:style>
    <style:style style:name="P35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16b97b4" style:font-size-asian="10.5pt" style:font-size-complex="10.5pt"/>
    </style:style>
    <style:style style:name="P36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officeooo:paragraph-rsid="015f1311"/>
    </style:style>
    <style:style style:name="P37" style:family="paragraph" style:parent-style-name="Text_20_body">
      <style:text-properties officeooo:paragraph-rsid="015f1311"/>
    </style:style>
    <style:style style:name="T1" style:family="text">
      <style:text-properties fo:color="#000000" style:text-position="0% 100%" style:font-name="Liberation Serif" fo:font-size="14.1000003814697pt" fo:font-weight="bold" officeooo:rsid="0127aee5" fo:background-color="#ffffff" loext:char-shading-value="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" style:family="text">
      <style:text-properties fo:color="#000000" style:text-position="0% 100%" style:font-name="Liberation Serif" fo:font-size="14.1000003814697pt" fo:font-weight="bold" officeooo:rsid="00404071" fo:background-color="#ffffff" loext:char-shading-value="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3" style:family="text">
      <style:text-properties fo:color="#000000" style:text-position="0% 100%" style:font-name="Liberation Serif" fo:font-size="14.1000003814697pt" fo:font-weight="bold" officeooo:rsid="0137c9a9" fo:background-color="#ffffff" loext:char-shading-value="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fo:color="#000000" style:text-position="0% 100%" style:font-name="Liberation Serif" fo:font-size="14.1000003814697pt" fo:font-weight="bold" officeooo:rsid="01477441" fo:background-color="#ffffff" loext:char-shading-value="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fo:color="#000000" style:text-position="0% 100%" style:font-name="Liberation Serif" fo:font-size="14.1000003814697pt" fo:font-weight="bold" officeooo:rsid="0150bcc2" fo:background-color="#ffffff" loext:char-shading-value="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fo:color="#000000" style:text-position="0% 100%" style:font-name="Liberation Serif" fo:font-size="14.1000003814697pt" fo:font-weight="bold" officeooo:rsid="015f1e8c" fo:background-color="#ffffff" loext:char-shading-value="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132da33" style:font-size-asian="10.5pt" style:font-size-complex="10.5pt"/>
    </style:style>
    <style:style style:name="T9" style:family="text">
      <style:text-properties officeooo:rsid="012f51d3"/>
    </style:style>
    <style:style style:name="T10" style:family="text">
      <style:text-properties officeooo:rsid="0139fedf"/>
    </style:style>
    <style:style style:name="T11" style:family="text">
      <style:text-properties officeooo:rsid="0141ef08"/>
    </style:style>
    <style:style style:name="T12" style:family="text">
      <style:text-properties officeooo:rsid="015f1e8c"/>
    </style:style>
    <style:style style:name="T13" style:family="text">
      <style:text-properties officeooo:rsid="0132da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t</text:span><text:span text:style-name="T2">ensor::</text:span><text:span text:style-name="T1">fatten函数</text:span><text:span text:style-name="T2">：</text:span></text:p>
      <text:p text:style-name="P2"><text:s text:c="4"/>• 用于将张量的多个维度展平为单个维度的函数。这对于将高维张量（如图像的空间维度）转换为适合全连接层或其他线性处理层的输入格式非常有用。</text:p>
      <text:p text:style-name="P3"><text:s text:c="4"/>• 用法：完全展平tensor.flatten()；指定展平tensor.flatten(start_dim=0, end_dim=-1)开始维度默认为<text:span text:style-name="T9">0，结束维度默认为-1；</text:span></text:p>
      <text:p text:style-name="P1"><text:s text:c="4"/>• 例子：</text:p>
      <text:p text:style-name="P19">import torch</text:p>
      <text:p text:style-name="P19">x = torch.tensor([[[1, 2, 3, 4],</text:p>
      <text:p text:style-name="P19"><text:s text:c="19"/>[5, 6, 7, 8],</text:p>
      <text:p text:style-name="P19"><text:s text:c="19"/>[9, 10, 11, 12]],</text:p>
      <text:p text:style-name="P19"><text:s text:c="18"/></text:p>
      <text:p text:style-name="P19"><text:s text:c="18"/>[[13, 14, 15, 16],</text:p>
      <text:p text:style-name="P19"><text:s text:c="19"/>[17, 18, 19, 20],</text:p>
      <text:p text:style-name="P19"><text:s text:c="19"/>[21, 22, 23, 24]]])</text:p>
      <text:p text:style-name="P19"/>
      <text:p text:style-name="P19">print("Original shape:", x.shape)</text:p>
      <text:p text:style-name="P19"># 从第 1 维度到第 2 维度展平</text:p>
      <text:p text:style-name="P19">y = x.flatten(start_dim=1)</text:p>
      <text:p text:style-name="P19">print("Flattened shape from dim 1:", y.shape)</text:p>
      <text:p text:style-name="P19">print(y)</text:p>
      <text:p text:style-name="P15"><text:span text:style-name="T8">&gt;&gt;&gt;</text:span><text:span text:style-name="T7">Original shape: torch.Size([2, 3, 4])</text:span></text:p>
      <text:p text:style-name="P16"><text:span text:style-name="T8">&gt;&gt;&gt;</text:span><text:span text:style-name="T7">Flattened shape from dim 1: torch.Size([2, 12])</text:span></text:p>
      <text:p text:style-name="P16"><text:span text:style-name="T8">&gt;&gt;&gt;</text:span><text:span text:style-name="T7">tensor([[ 1, <text:s/>2, <text:s/>3, <text:s/>4, <text:s/>5, <text:s/>6, <text:s/>7, <text:s/>8, <text:s/>9, 10, 11, 12],</text:span></text:p>
      <text:p text:style-name="P19"><text:s text:c="18"/>[13, 14, 15, 16, 17, 18, 19, 20, 21, 22, 23, 24]])</text:p>
      <text:p text:style-name="P11"><text:span text:style-name="T1">t</text:span><text:span text:style-name="T2">ensor::</text:span><text:span text:style-name="T3">permut</text:span><text:span text:style-name="T1">函数</text:span><text:span text:style-name="T2">：</text:span></text:p>
      <text:p text:style-name="P4"><text:s text:c="4"/>• PyTorch 中用于重新排列张量维度的函数。它允许你根据指定的顺序对张量的维度进行重新排列，这对于需要调整张量形状以适应不同的操作或模型需求非常有用。</text:p>
      <text:p text:style-name="P5"><text:s text:c="4"/>• 用法：tensor.permute(*dims)<text:span text:style-name="T10">，dims </text:span>指定新的维度顺序<text:span text:style-name="T10">。</text:span></text:p>
      <text:p text:style-name="P4"><text:s text:c="4"/>• 例子：</text:p>
      <text:p text:style-name="P20">import torch</text:p>
      <text:p text:style-name="P20">x = torch.randn(2, 3, 4)</text:p>
      <text:p text:style-name="P20">print("Original shape:", x.shape)</text:p>
      <text:p text:style-name="P20">y = x.permute(1, 0, 2)</text:p>
      <text:p text:style-name="P20">print("Permuted shape:", y.shape)</text:p>
      <text:p text:style-name="P17"><text:span text:style-name="T8">&gt;&gt;&gt;</text:span><text:span text:style-name="T7">Original shape: torch.Size([2, 3, 4])</text:span></text:p>
      <text:p text:style-name="P17"><text:span text:style-name="T8">&gt;&gt;&gt;</text:span><text:span text:style-name="T7">Permuted shape: torch.Size([3, 2, 4])</text:span></text:p>
      <text:p text:style-name="P12"><text:span text:style-name="T1">t</text:span><text:span text:style-name="T2">ensor::</text:span><text:span text:style-name="T3">reshape</text:span><text:span text:style-name="T1">函数</text:span><text:span text:style-name="T2">：</text:span></text:p>
      <text:p text:style-name="P6"><text:s text:c="4"/>• PyTorch 中用于改变张量形状的函数。它允许你将张量重新组织为不同的形状，而不改变其数据。</text:p>
      <text:p text:style-name="P7"><text:s text:c="4"/>• 用法：tensor.reshape(*shape)<text:span text:style-name="T11">，</text:span><text:span text:style-name="T10">shape：新的形状，可以是一个整数序列，也可以是多个整数参数。。</text:span></text:p>
      <text:p text:style-name="P6"><text:s text:c="4"/>• 例子：</text:p>
      <text:p text:style-name="P21">import torch</text:p>
      <text:p text:style-name="P21">x = torch.tensor([</text:p>
      <text:p text:style-name="P21"><text:s text:c="4"/>[[ 1, <text:s/>2, <text:s/>3, <text:s/>4],</text:p>
      <text:p text:style-name="P21"><text:s text:c="5"/>[ 5, <text:s/>6, <text:s/>7, <text:s/>8],</text:p>
      <text:p text:style-name="P21"><text:s text:c="5"/>[ 9, 10, 11, 12]],</text:p>
      <text:p text:style-name="P21"><text:s text:c="4"/></text:p>
      <text:p text:style-name="P21"><text:soft-page-break/><text:s text:c="4"/>[[13, 14, 15, 16],</text:p>
      <text:p text:style-name="P21"><text:s text:c="5"/>[17, 18, 19, 20],</text:p>
      <text:p text:style-name="P21"><text:s text:c="5"/>[21, 22, 23, 24]]</text:p>
      <text:p text:style-name="P21">])</text:p>
      <text:p text:style-name="P21">y = x.reshape(6, 4)</text:p>
      <text:p text:style-name="P21">print("Reshaped tensor:")</text:p>
      <text:p text:style-name="P21">print(y)</text:p>
      <text:p text:style-name="P21">print("Reshaped shape:", y.shape)</text:p>
      <text:p text:style-name="P18"><text:span text:style-name="T8">&gt;&gt;&gt;</text:span><text:span text:style-name="T7">Reshaped tensor:</text:span></text:p>
      <text:p text:style-name="P18"><text:span text:style-name="T8">&gt;&gt;&gt;</text:span><text:span text:style-name="T7">tensor([[ 1, <text:s/>2, <text:s/>3, <text:s/>4],</text:span></text:p>
      <text:p text:style-name="P21"><text:s text:c="19"/>[ 5, <text:s/>6, <text:s/>7, <text:s/>8],</text:p>
      <text:p text:style-name="P22"><text:s text:c="19"/>[ 9, 10, 11, 12],</text:p>
      <text:p text:style-name="P22"><text:s text:c="19"/>[13, 14, 15, 16],</text:p>
      <text:p text:style-name="P22"><text:s text:c="19"/>[17, 18, 19, 20],</text:p>
      <text:p text:style-name="P22"><text:s text:c="19"/>[21, 22, 23, 24]])</text:p>
      <text:p text:style-name="P18"><text:span text:style-name="T8">&gt;&gt;&gt;</text:span><text:span text:style-name="T7">Reshaped shape: torch.Size([6, 4])</text:span></text:p>
      <text:p text:style-name="P13"><text:span text:style-name="T4">torch.stack</text:span><text:span text:style-name="T1">函数</text:span><text:span text:style-name="T2">：</text:span></text:p>
      <text:p text:style-name="P8"><text:s text:c="4"/>• 用于沿着一个新维度连接一系列张量。与 torch.cat 不同的是，torch.cat 是沿着已有的维度连接，而 torch.stack 会创建一个新的维度。</text:p>
      <text:p text:style-name="P8"><text:s text:c="4"/>• 用法：torch.stack(tensors, dim=0)</text:p>
      <text:p text:style-name="P8"><text:s text:c="4"/>• 例子：</text:p>
      <text:p text:style-name="P26">import torch</text:p>
      <text:p text:style-name="P26">a = torch.tensor([[1, 2], [3, 4]])</text:p>
      <text:p text:style-name="P26">b = torch.tensor([[5, 6], [7, 8]])</text:p>
      <text:p text:style-name="P26">result = torch.stack([a, b], dim=0)</text:p>
      <text:p text:style-name="P26">print(result)</text:p>
      <text:p text:style-name="P26">print("Shape:", result.shape)</text:p>
      <text:p text:style-name="P26">result = torch.stack([a, b], dim=1)</text:p>
      <text:p text:style-name="P26">print(result)</text:p>
      <text:p text:style-name="P26">print("Shape:", result.shape)</text:p>
      <text:p text:style-name="P23"><text:span text:style-name="T8">&gt;&gt;&gt;</text:span><text:span text:style-name="T7">tensor([[[1, 2],</text:span></text:p>
      <text:p text:style-name="P26"><text:s text:c="21"/>[3, 4]],</text:p>
      <text:p text:style-name="P26"><text:s text:c="19"/>[[5, 6],</text:p>
      <text:p text:style-name="P26"><text:s text:c="20"/>[7, 8]]])</text:p>
      <text:p text:style-name="P23"><text:span text:style-name="T8">&gt;&gt;&gt;</text:span><text:span text:style-name="T7">Shape: torch.Size([2, 2, 2])</text:span></text:p>
      <text:p text:style-name="P23"><text:span text:style-name="T8">&gt;&gt;&gt;</text:span><text:span text:style-name="T7">tensor([[[1, 2],</text:span></text:p>
      <text:p text:style-name="P26"><text:s text:c="21"/>[5, 6]],</text:p>
      <text:p text:style-name="P26"><text:s text:c="19"/>[[3, 4],</text:p>
      <text:p text:style-name="P26"><text:s text:c="21"/>[7, 8]]])</text:p>
      <text:p text:style-name="P23"><text:span text:style-name="T8">&gt;&gt;&gt;</text:span><text:span text:style-name="T7">Shape: torch.Size([2, 2, 2])</text:span></text:p>
      <text:p text:style-name="P14"><text:span text:style-name="T4">torch.</text:span><text:span text:style-name="T5">cat</text:span><text:span text:style-name="T1">函数</text:span><text:span text:style-name="T2">：</text:span></text:p>
      <text:p text:style-name="P9"><text:s text:c="4"/>• 用于沿着指定的维度连接多个张量。与 torch.stack 不同，torch.cat 不会创建新的维度，而是在已有的维度上进行连接。</text:p>
      <text:p text:style-name="P9"><text:s text:c="4"/>• 用法：torch.cat(tensors, dim=0)，默认为0</text:p>
      <text:p text:style-name="P9"><text:s text:c="4"/>• 例子：</text:p>
      <text:p text:style-name="P27">import torch</text:p>
      <text:p text:style-name="P27">a = torch.tensor([[1, 2], [3, 4]])</text:p>
      <text:p text:style-name="P27">b = torch.tensor([[5, 6], [7, 8]])</text:p>
      <text:p text:style-name="P27"/>
      <text:p text:style-name="P27"><text:soft-page-break/>result = torch.cat([a, b], dim=0)</text:p>
      <text:p text:style-name="P27">print(result)</text:p>
      <text:p text:style-name="P24"><text:span text:style-name="T8">&gt;&gt;&gt;</text:span><text:span text:style-name="T7">tensor([[1, 2],</text:span></text:p>
      <text:p text:style-name="P28"><text:s text:c="19"/>[3, 4],</text:p>
      <text:p text:style-name="P28"><text:s text:c="19"/>[5, 6],</text:p>
      <text:p text:style-name="P28"><text:s text:c="19"/>[7, 8]])</text:p>
      <text:p text:style-name="P25"><text:span text:style-name="T4">torch.</text:span><text:span text:style-name="T6">full</text:span><text:span text:style-name="T1">函数</text:span><text:span text:style-name="T2">：</text:span></text:p>
      <text:p text:style-name="P37"><text:s text:c="4"/>• 用于创建指定形状的张量，并用指定值填充该张量的函数。</text:p>
      <text:p text:style-name="P37"><text:s text:c="4"/>• 用法：torch.full(size, fill_value, *, out=None, dtype=None, layout=torch.strided, device=None, requires_grad=False) → Tensor</text:p>
      <text:p text:style-name="P37"><text:s text:c="4"/>• 例子：</text:p>
      <text:p text:style-name="P29">import torch</text:p>
      <text:p text:style-name="P29">bs = 5 <text:s/></text:p>
      <text:p text:style-name="P34">tensor_float = torch.full((bs, 2), 1.0, dtype=torch.float32)</text:p>
      <text:p text:style-name="P34">print(tensor_float)</text:p>
      <text:p text:style-name="P29">tensor = torch.full((bs, 2), False)</text:p>
      <text:p text:style-name="P29">print(tensor)</text:p>
      <text:p text:style-name="P33"><text:span text:style-name="T13">&gt;&gt;&gt;</text:span>tensor([[1.0, 1.0],</text:p>
      <text:p text:style-name="P35"><text:s text:c="19"/>[1.0, 1.0],</text:p>
      <text:p text:style-name="P35"><text:s text:c="19"/>[1.0, 1.0],</text:p>
      <text:p text:style-name="P35"><text:s text:c="19"/>[1.0, 1.0],</text:p>
      <text:p text:style-name="P35"><text:s text:c="19"/>[1.0, 1.0]])</text:p>
      <text:p text:style-name="P30"><text:span text:style-name="T13">&gt;&gt;&gt;</text:span>tensor([[False, False],</text:p>
      <text:p text:style-name="P31"><text:s text:c="19"/>[False, False],</text:p>
      <text:p text:style-name="P32"><text:s text:c="19"/>[False, False],</text:p>
      <text:p text:style-name="P32"><text:s text:c="19"/>[False, False],</text:p>
      <text:p text:style-name="P32"><text:s text:c="19"/>[False, False]]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6-13T17:38:20.200954310</dc:date>
    <meta:editing-duration>PT14H5M52S</meta:editing-duration>
    <meta:editing-cycles>314</meta:editing-cycles>
    <meta:generator>LibreOffice/6.4.7.2$Linux_X86_64 LibreOffice_project/40$Build-2</meta:generator>
    <meta:document-statistic meta:table-count="0" meta:image-count="0" meta:object-count="0" meta:page-count="3" meta:paragraph-count="114" meta:word-count="779" meta:character-count="3437" meta:non-whitespace-character-count="2495"/>
  </office:meta>
</office:document-meta>
</file>